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roman"/>
    <style:font-face style:name="Droid Sans" svg:font-family="'Droid Sans'" style:font-family-generic="roman"/>
    <style:font-face style:name="Droid Sans Fallback" svg:font-family="'Droid Sans Fallback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ackground-color="#ffffff" fo:padding="0cm" fo:border="none">
        <style:background-image/>
      </style:paragraph-properties>
    </style:style>
    <style:style style:name="P2" style:family="paragraph" style:parent-style-name="Standard">
      <style:text-properties fo:color="#808080" style:font-name="DejaVu Sans Mono" fo:font-size="10.5pt" fo:font-style="italic" fo:font-weight="normal" officeooo:paragraph-rsid="001aa5e2" style:font-size-asian="10.5pt" style:font-style-asian="italic" style:font-weight-asian="normal"/>
    </style:style>
    <style:style style:name="P3" style:family="paragraph" style:parent-style-name="Standard">
      <style:paragraph-properties fo:background-color="#ffffff" fo:padding="0cm" fo:border="none">
        <style:background-image/>
      </style:paragraph-properties>
    </style:style>
    <style:style style:name="T1" style:family="text">
      <style:text-properties fo:color="#000000" style:font-name="DejaVu Sans Mono" fo:font-size="10.5pt" fo:font-style="normal" fo:font-weight="normal" style:font-size-asian="10.5pt" style:font-style-asian="normal" style:font-weight-asian="normal"/>
    </style:style>
    <style:style style:name="T2" style:family="text">
      <style:text-properties fo:color="#000000" style:font-name="Droid Sans" fo:font-size="10.5pt" fo:font-style="normal" fo:font-weight="normal" style:font-size-asian="10.5pt" style:font-style-asian="normal" style:font-weight-asian="normal"/>
    </style:style>
    <style:style style:name="T3" style:family="text">
      <style:text-properties fo:color="#000000" style:font-name="DejaVu Sans Mono" fo:font-size="10.5pt" fo:font-style="normal" fo:font-weight="normal" style:font-size-asian="10.5pt" style:font-style-asian="normal" style:font-weight-asian="normal"/>
    </style:style>
    <style:style style:name="T4" style:family="text">
      <style:text-properties fo:color="#808080" style:font-name="DejaVu Sans Mono" fo:font-size="10.5pt" fo:font-style="italic" fo:font-weight="normal" style:font-size-asian="10.5pt" style:font-style-asian="italic" style:font-weight-asian="normal"/>
    </style:style>
    <style:style style:name="T5" style:family="text">
      <style:text-properties fo:color="#808080" style:font-name="Droid Sans" fo:font-size="10.5pt" fo:font-style="italic" fo:font-weight="normal" style:font-size-asian="10.5pt" style:font-style-asian="italic" style:font-weight-asian="normal"/>
    </style:style>
    <style:style style:name="T6" style:family="text">
      <style:text-properties fo:color="#808080" style:font-name="Droid Sans Fallback" fo:font-size="10.5pt" fo:font-style="italic" fo:font-weight="normal" style:font-size-asian="10.5pt" style:font-style-asian="italic" style:font-weight-asian="normal"/>
    </style:style>
    <style:style style:name="T7" style:family="text">
      <style:text-properties fo:color="#808080" style:font-name="DejaVu Sans Mono" fo:font-size="10.5pt" fo:font-style="italic" fo:font-weight="normal" style:font-size-asian="10.5pt" style:font-style-asian="italic" style:font-weight-asian="normal"/>
    </style:style>
    <style:style style:name="T8" style:family="text">
      <style:text-properties fo:color="#808080" style:font-name="Droid Sans" fo:font-size="10.5pt" fo:font-style="italic" fo:font-weight="normal" style:font-size-asian="10.5pt" style:font-style-asian="italic" style:font-weight-asian="normal"/>
    </style:style>
    <style:style style:name="T9" style:family="text">
      <style:text-properties fo:color="#808080" style:font-name="Droid Sans Fallback" fo:font-size="10.5pt" fo:font-style="italic" fo:font-weight="normal" style:font-size-asian="10.5pt" style:font-style-asian="italic" style:font-weight-asian="normal"/>
    </style:style>
    <style:style style:name="T10" style:family="text">
      <style:text-properties fo:color="#371f80" style:font-name="DejaVu Sans Mono" fo:font-size="10.5pt" fo:font-style="normal" fo:font-weight="normal" style:font-size-asian="10.5pt" style:font-style-asian="normal" style:font-weight-asian="normal"/>
    </style:style>
    <style:style style:name="T11" style:family="text">
      <style:text-properties fo:color="#371f80" style:font-name="DejaVu Sans Mono" fo:font-size="10.5pt" fo:font-style="normal" fo:font-weight="normal" style:font-size-asian="10.5pt" style:font-style-asian="normal" style:font-weight-asian="normal"/>
    </style:style>
    <style:style style:name="T12" style:family="text">
      <style:text-properties fo:color="#1f542e" style:font-name="DejaVu Sans Mono" fo:font-size="10.5pt" fo:font-style="normal" fo:font-weight="bold" style:font-size-asian="10.5pt" style:font-style-asian="normal" style:font-weight-asian="bold"/>
    </style:style>
    <style:style style:name="T13" style:family="text">
      <style:text-properties fo:color="#000080" style:font-name="DejaVu Sans Mono" fo:font-size="10.5pt" fo:font-style="normal" fo:font-weight="bold" style:font-size-asian="10.5pt" style:font-style-asian="normal" style:font-weight-asian="bold"/>
    </style:style>
    <style:style style:name="T14" style:family="text">
      <style:text-properties fo:color="#000080" style:font-name="DejaVu Sans Mono" fo:font-size="10.5pt" fo:font-style="normal" fo:font-weight="bold" style:font-size-asian="10.5pt" style:font-style-asian="normal" style:font-weight-asian="bold"/>
    </style:style>
    <style:style style:name="T15" style:family="text">
      <style:text-properties fo:color="#0000ff" style:font-name="DejaVu Sans Mono" fo:font-size="10.5pt" fo:font-style="normal" fo:font-weight="normal" style:font-size-asian="10.5pt" style:font-style-asian="normal" style:font-weight-asian="normal"/>
    </style:style>
    <style:style style:name="T16" style:family="text">
      <style:text-properties fo:color="#0000ff" style:font-name="DejaVu Sans Mono" fo:font-size="10.5pt" fo:font-style="normal" fo:font-weight="normal" style:font-size-asian="10.5pt" style:font-style-asian="normal" style:font-weight-asian="normal"/>
    </style:style>
    <style:style style:name="T17" style:family="text">
      <style:text-properties fo:color="#008000" style:font-name="DejaVu Sans Mono" fo:font-size="10.5pt" fo:font-style="normal" fo:font-weight="bold" style:font-size-asian="10.5pt" style:font-style-asian="normal" style:font-weight-asian="bold"/>
    </style:style>
    <style:style style:name="T18" style:family="text">
      <style:text-properties style:font-name="DejaVu Sans Mono"/>
    </style:style>
    <style:style style:name="T19" style:family="text">
      <style:text-properties style:font-name="Droid San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<text:span text:style-name="T1">/**********************</text:span><text:span text:style-name="T2">解封装流程</text:span><text:span text:style-name="T1">********************/</text:span><text:line-break/><text:span text:style-name="T1">/*</text:span><text:span text:style-name="T2">注册所有解码类型</text:span><text:span text:style-name="T1">*/</text:span><text:line-break/><text:span text:style-name="T1">avcodec_register_all();</text:span><text:line-break/><text:span text:style-name="T1">/*</text:span><text:span text:style-name="T2">支持直接解封装</text:span><text:span text:style-name="T1">rpsp</text:span><text:span text:style-name="T2">数据　　</text:span><text:span text:style-name="T1">rpsp</text:span><text:span text:style-name="T2">摄像机网络，</text:span><text:span text:style-name="T1">https</text:span><text:span text:style-name="T2">网络 </text:span><text:span text:style-name="T1">*/</text:span><text:line-break/><text:span text:style-name="T1">avformat_network_init();</text:span><text:line-break/><text:span text:style-name="T1">/*</text:span><text:span text:style-name="T2">打开文件并解析</text:span><text:span text:style-name="T1">*/</text:span><text:line-break/><text:span text:style-name="T1">avformat_open_input(...);</text:span><text:line-break/><text:span text:style-name="T1">/*</text:span><text:span text:style-name="T2">查找文件格式和索引　某些文件未包含格式和索引</text:span><text:span text:style-name="T1">*/</text:span><text:line-break/><text:span text:style-name="T1">avformat_find_stream_info(...)</text:span><text:line-break/><text:span text:style-name="T1">/*</text:span><text:span text:style-name="T2">找到音频流</text:span><text:span text:style-name="T1">,</text:span><text:span text:style-name="T2">视频流 <text:s/>区分视频和音频</text:span><text:span text:style-name="T1">*/</text:span><text:line-break/><text:span text:style-name="T1">av_find_best_stream(...)</text:span><text:line-break/><text:span text:style-name="T1">/*</text:span><text:span text:style-name="T2">封装的上下文结构体</text:span><text:span text:style-name="T1">,</text:span><text:span text:style-name="T2">解封装，加封装使用</text:span><text:span text:style-name="T1">*/</text:span><text:line-break/><text:span text:style-name="T1">AVFormatContext</text:span><text:line-break/><text:span text:style-name="T1">/*</text:span><text:span text:style-name="T2">存储音频流</text:span><text:span text:style-name="T1">,</text:span><text:span text:style-name="T2">视频流参数信息</text:span><text:span text:style-name="T1">*/</text:span><text:line-break/><text:span text:style-name="T1">AVStream</text:span><text:line-break/><text:span text:style-name="T1">/*</text:span><text:span text:style-name="T2">包含具体的解封装完的数据包 视频关键帧</text:span><text:span text:style-name="T1">*/</text:span><text:line-break/><text:span text:style-name="T1">AVPacket</text:span><text:line-break/><text:span text:style-name="T1">/*</text:span><text:span text:style-name="T2">读取</text:span><text:span text:style-name="T1">AVPacket</text:span><text:span text:style-name="T2">数据</text:span><text:span text:style-name="T1">*/</text:span><text:line-break/><text:span text:style-name="T1">av_read_frame();</text:span></text:p>
      <text:p text:style-name="Standard"/>
      <text:p text:style-name="Standard"><text:span text:style-name="T4">/***************</text:span><text:span text:style-name="T5">代码</text:span><text:span text:style-name="T4"> start****************/</text:span><text:line-break/><text:span text:style-name="T4">//</text:span><text:span text:style-name="T5">初始化解封装</text:span><text:line-break/><text:span text:style-name="T1">av_register_all();</text:span><text:line-break/><text:span text:style-name="T4">//</text:span><text:span text:style-name="T5">初始化网络</text:span><text:line-break/><text:span text:style-name="T1">avformat_network_init();</text:span><text:line-break/><text:span text:style-name="T4">//</text:span><text:span text:style-name="T5">打开文件</text:span><text:span text:style-name="T4">--&gt;int avformat_open_input(AVFormatContext **ps, const char *url, AVInputFormat *fmt, AVDictionary **options);</text:span><text:line-break/><text:span text:style-name="T10">AVFormatContext </text:span><text:span text:style-name="T1">*avFormatContext = </text:span><text:span text:style-name="T12">NULL</text:span><text:span text:style-name="T1">;</text:span><text:line-break/><text:span text:style-name="T4">/*</text:span><text:span text:style-name="T5">文件</text:span><text:span text:style-name="T4">,</text:span><text:span text:style-name="T5">地址路径　　</text:span><text:span text:style-name="T4">http</text:span><text:span text:style-name="T5">，</text:span><text:span text:style-name="T4">rpsp</text:span><text:span text:style-name="T5">，文件</text:span><text:span text:style-name="T4">*/</text:span><text:line-break/><text:span text:style-name="T13">const char </text:span><text:span text:style-name="T1">*url = env-&gt;GetStringUTFChars(url_, </text:span><text:span text:style-name="T15">0</text:span><text:span text:style-name="T1">);</text:span><text:line-break/><text:span text:style-name="T4">/*</text:span><text:span text:style-name="T5">封装格式　一般不用指定，</text:span><text:span text:style-name="T6">让</text:span><text:span text:style-name="T5">其内部自行设置</text:span><text:span text:style-name="T4">*/</text:span><text:line-break/><text:span text:style-name="T10">AVInputFormat </text:span><text:span text:style-name="T1">*avInputFormat = </text:span><text:span text:style-name="T12">NULL</text:span><text:span text:style-name="T1">;</text:span><text:line-break/><text:span text:style-name="T4">/*</text:span><text:span text:style-name="T5">字典数</text:span><text:span text:style-name="T6">组</text:span><text:span text:style-name="T5">／一</text:span><text:span text:style-name="T6">组</text:span><text:span text:style-name="T5">设置　可以直接</text:span><text:span text:style-name="T6">传</text:span><text:span text:style-name="T4">NULL</text:span><text:span text:style-name="T5">　</text:span><text:span text:style-name="T4">*/</text:span><text:line-break/><text:span text:style-name="T10">AVDictionary </text:span><text:span text:style-name="T1">*avDictionary = </text:span><text:span text:style-name="T12">NULL</text:span><text:span text:style-name="T1">;</text:span><text:line-break/><text:span text:style-name="T4">/*</text:span><text:span text:style-name="T6">调</text:span><text:span text:style-name="T5">用此方法前，确保</text:span><text:span text:style-name="T4">avformat_network_init</text:span><text:span text:style-name="T5">已</text:span><text:span text:style-name="T6">经调</text:span><text:span text:style-name="T5">用</text:span><text:span text:style-name="T4">*/</text:span><text:line-break/><text:span text:style-name="T13">int </text:span><text:span text:style-name="T1">ret = avformat_open_input(&amp;avFormatContext, url, avInputFormat, </text:span><text:span text:style-name="T15">0</text:span><text:span text:style-name="T1">);</text:span><text:line-break/><text:span text:style-name="T13">if </text:span><text:span text:style-name="T1">(ret == </text:span><text:span text:style-name="T15">0</text:span><text:span text:style-name="T1">){</text:span><text:line-break/><text:span text:style-name="T1"> <text:s text:c="3"/></text:span><text:span text:style-name="T12">LOGE</text:span><text:span text:style-name="T1">(</text:span><text:span text:style-name="T17">"============&gt;&gt; avformat_open_input %s succeed!"</text:span><text:span text:style-name="T1">, url);</text:span><text:line-break/><text:span text:style-name="T1">}</text:span><text:span text:style-name="T13">else</text:span><text:span text:style-name="T1">{</text:span><text:line-break/><text:span text:style-name="T1"> <text:s text:c="3"/></text:span><text:span text:style-name="T12">LOGE</text:span><text:span text:style-name="T1">(</text:span><text:span text:style-name="T17">"============&gt;&gt; avformat_open_input %s failed!"</text:span><text:span text:style-name="T1">,url);</text:span><text:line-break/><text:span text:style-name="T1">}</text:span><text:line-break/><text:span text:style-name="T4">/***************</text:span><text:span text:style-name="T5">代码</text:span><text:span text:style-name="T4"> end****************/</text:span></text:p>
      <text:p text:style-name="Standard"/>
      <text:p text:style-name="Standard"><text:span text:style-name="T4"/></text:p>
      <text:p text:style-name="P2">/*****************<text:span text:style-name="T18">AVFormatContext</text:span><text:span text:style-name="T19">　结构体内容</text:span>*********************/</text:p>
      <text:p text:style-name="P1"><text:span text:style-name="T4">// <text:s text:c="3"/>AVFormatContext</text:span><text:span text:style-name="T5">　结构体内容</text:span><text:line-break/><text:span text:style-name="T5"> <text:s text:c="3"/></text:span><text:span text:style-name="T10">AVIOContext </text:span><text:span text:style-name="T1">*pb; <text:s text:c="11"/></text:span><text:span text:style-name="T4">/*</text:span><text:span text:style-name="T5">自定</text:span><text:span text:style-name="T6">义读</text:span><text:span text:style-name="T5">写格式需要用到</text:span><text:span text:style-name="T4">*/</text:span><text:line-break/><text:span text:style-name="T4"> <text:s text:c="3"/></text:span><text:span text:style-name="T13">char </text:span><text:span text:style-name="T1">filename[</text:span><text:span text:style-name="T15">1024</text:span><text:span text:style-name="T1">]; <text:s text:c="7"/></text:span><text:span text:style-name="T4">/*</text:span><text:span text:style-name="T5">断点重</text:span><text:span text:style-name="T6">连</text:span><text:span text:style-name="T5">使用</text:span><text:span text:style-name="T4">*/</text:span><text:line-break/><text:span text:style-name="T4"> <text:s text:c="3"/></text:span><text:span text:style-name="T13">unsigned int </text:span><text:span text:style-name="T1">nb_streams; <text:s text:c="3"/></text:span><text:span text:style-name="T4">/*</text:span><text:span text:style-name="T5">字幕相关</text:span><text:span text:style-name="T4">*/</text:span><text:line-break/><text:span text:style-name="T4"> <text:s text:c="3"/></text:span><text:span text:style-name="T10">AVStream </text:span><text:span text:style-name="T1">**stream; <text:s text:c="9"/></text:span><text:span text:style-name="T4">/*</text:span><text:span text:style-name="T5">一个数</text:span><text:span text:style-name="T6">组</text:span><text:span text:style-name="T5">，存</text:span><text:span text:style-name="T6">储</text:span><text:span text:style-name="T5">字幕，</text:span><text:span text:style-name="T6">视频</text:span><text:span text:style-name="T5">，音</text:span><text:span text:style-name="T6">频</text:span><text:span text:style-name="T5">信息等</text:span><text:span text:style-name="T4">*/</text:span><text:line-break/><text:span text:style-name="T4"> <text:s text:c="3"/></text:span><text:span text:style-name="T10">int64_t </text:span><text:span text:style-name="T1">duration; <text:s text:c="10"/></text:span><text:span text:style-name="T4">/*</text:span><text:span text:style-name="T6">总长</text:span><text:span text:style-name="T4">--&gt;&gt;</text:span><text:span text:style-name="T5">有一个</text:span><text:span text:style-name="T6">时间</text:span><text:span text:style-name="T5">基数一秒</text:span><text:span text:style-name="T6">钟</text:span><text:span text:style-name="T5">有多少</text:span><text:span text:style-name="T6">单</text:span><text:span text:style-name="T5">位</text:span><text:span text:style-name="T4">*/</text:span><text:line-break/><text:span text:style-name="T4"> <text:s text:c="3"/></text:span><text:span text:style-name="T10">int64_t </text:span><text:span text:style-name="T1">bit_rate; <text:s text:c="10"/></text:span><text:span text:style-name="T4">/*</text:span><text:span text:style-name="T5">一秒</text:span><text:span text:style-name="T6">钟</text:span><text:span text:style-name="T5">文件的大小</text:span><text:span text:style-name="T4">*/</text:span><text:line-break/><text:span text:style-name="T4">// <text:s text:c="3"/>void avformat_close_input(AVFormatContextat **s) /*</text:span><text:span text:style-name="T6">专门</text:span><text:span text:style-name="T5">关</text:span><text:span text:style-name="T6">闭输</text:span><text:span text:style-name="T5">入的上下文</text:span><text:span text:style-name="T4">*/</text:span><text:line-break/><text:span text:style-name="T4"> <text:s text:c="3"/></text:span></text:p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roman"/>
    <style:font-face style:name="Droid Sans" svg:font-family="'Droid Sans'" style:font-family-generic="roman"/>
    <style:font-face style:name="Droid Sans Fallback" svg:font-family="'Droid Sans Fallback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roid Sans Fallback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6:58:31.301597810</meta:creation-date>
    <dc:date>2018-10-12T09:39:40.903157990</dc:date>
    <meta:editing-duration>PT15M10S</meta:editing-duration>
    <meta:editing-cycles>3</meta:editing-cycles>
    <meta:generator>LibreOffice/4.2.3.3$Linux_X86_64 LibreOffice_project/420m0$Build-3</meta:generator>
    <meta:document-statistic meta:table-count="0" meta:image-count="0" meta:object-count="0" meta:page-count="2" meta:paragraph-count="4" meta:word-count="430" meta:character-count="1643" meta:non-whitespace-character-count="1431"/>
  </office:meta>
</office:document-meta>
</file>